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B9000001218FFFD55D.png" manifest:media-type="image/png"/>
  <manifest:file-entry manifest:full-path="Pictures/10000001000000A3000001658BE2592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loext:decorative="false"/>
    </style:style>
    <style:style style:name="gr2"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svg:stroke-color="#000000" draw:fill="solid" draw:fill-color="#eeeeee" draw:textarea-horizontal-align="justify" draw:textarea-vertical-align="middle" draw:auto-grow-height="false" fo:min-height="1.372cm" fo:min-width="2.277cm" fo:wrap-option="wrap" loext:decorative="false"/>
      <style:paragraph-properties style:writing-mode="lr-tb"/>
    </style:style>
    <style:style style:name="gr4" style:family="graphic" style:parent-style-name="standard">
      <style:graphic-properties draw:stroke="none" draw:fill="none" fo:min-height="0.5cm" loext:decorative="false"/>
      <style:paragraph-properties style:writing-mode="lr-tb"/>
    </style:style>
    <style:style style:name="gr5" style:family="graphic">
      <style:graphic-properties loext:decorative="false"/>
    </style:style>
    <style:style style:name="gr6"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draw:fill="none" draw:textarea-horizontal-align="center" fo:min-height="0.713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0.362cm" loext:decorative="false"/>
      <style:paragraph-properties style:writing-mode="lr-tb"/>
    </style:style>
    <style:style style:name="gr10"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1" style:family="graphic">
      <style:graphic-properties style:writing-mode="lr-tb" loext:decorative="false"/>
    </style:style>
    <style:style style:name="gr12"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8"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9"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30"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3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0" style:family="graphic" style:parent-style-name="standard">
      <style:graphic-properties draw:stroke="none" draw:fill="none" fo:min-height="0.629cm" loext:decorative="false"/>
      <style:paragraph-properties style:writing-mode="lr-tb"/>
    </style:style>
    <style:style style:name="gr41"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42"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43"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2"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9"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60"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61"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62"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6"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6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6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7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71"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72"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73"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7"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7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8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8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P1" style:family="paragraph">
      <loext:graphic-properties draw:fill="none"/>
      <style:paragraph-properties fo:text-align="center"/>
    </style:style>
    <style:style style:name="P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style>
    <style:style style:name="P4" style:family="paragraph">
      <loext:graphic-properties draw:fill="solid" draw:fill-color="#eeeeee"/>
      <style:paragraph-properties fo:text-align="center"/>
    </style:style>
    <style:style style:name="P5" style:family="paragraph">
      <style:paragraph-properties fo:margin-top="0.42cm" fo:margin-bottom="0.35cm" fo:text-align="center"/>
      <style:text-properties fo:font-size="16pt" style:font-size-asian="16pt" style:font-size-complex="16pt"/>
    </style:style>
    <style:style style:name="P6" style:family="paragraph">
      <loext:graphic-properties draw:fill="none"/>
      <style:paragraph-properties fo:margin-top="0.42cm" fo:margin-bottom="0.35cm" fo:text-align="center"/>
      <style:text-properties fo:font-size="16pt" style:font-size-asian="16pt" style:font-size-complex="16pt"/>
    </style:style>
    <style:style style:name="P7" style:family="paragraph">
      <style:paragraph-properties fo:text-align="center"/>
      <style:text-properties fo:font-size="16pt" style:font-size-asian="16pt" style:font-size-complex="16pt"/>
    </style:style>
    <style:style style:name="P8" style:family="paragraph">
      <loext:graphic-properties draw:fill="none"/>
      <style:paragraph-properties fo:text-align="center"/>
      <style:text-properties fo:font-size="16pt" style:font-size-asian="16pt" style:font-size-complex="16pt"/>
    </style:style>
    <style:style style:name="P9" style:family="paragraph">
      <loext:graphic-properties draw:fill="none" draw:fill-color="#ffffff"/>
      <style:paragraph-properties fo:text-align="center"/>
    </style:style>
    <style:style style:name="P10"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none"/>
    </style:style>
    <style:style style:name="P20" style:family="paragraph">
      <loext:graphic-properties draw:fill="none" draw:fill-color="#ffffff"/>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line draw:style-name="gr1" draw:text-style-name="P1" draw:layer="layout" svg:x1="11.5cm" svg:y1="14.75cm" svg:x2="11.5cm" svg:y2="17.75cm">
          <text:p/>
        </draw:line>
        <draw:line draw:style-name="gr1" draw:text-style-name="P1" draw:layer="layout" svg:x1="7.5cm" svg:y1="15cm" svg:x2="15.75cm" svg:y2="15cm">
          <text:p/>
        </draw:line>
        <draw:line draw:style-name="gr1" draw:text-style-name="P1" draw:layer="layout" svg:x1="5cm" svg:y1="12.75cm" svg:x2="7.5cm" svg:y2="14.75cm">
          <text:p/>
        </draw:line>
        <draw:line draw:style-name="gr1" draw:text-style-name="P1" draw:layer="layout" svg:x1="4.75cm" svg:y1="17cm" svg:x2="7.5cm" svg:y2="14.75cm">
          <text:p/>
        </draw:line>
        <draw:line draw:style-name="gr1" draw:text-style-name="P1" draw:layer="layout" svg:x1="18cm" svg:y1="12.25cm" svg:x2="15.25cm" svg:y2="14.5cm">
          <text:p/>
        </draw:line>
        <draw:line draw:style-name="gr1" draw:text-style-name="P1" draw:layer="layout" svg:x1="17.75cm" svg:y1="17cm" svg:x2="15.25cm" svg:y2="14.75cm">
          <text:p/>
        </draw:line>
        <draw:line draw:style-name="gr1" draw:text-style-name="P1" draw:layer="layout" svg:x1="5cm" svg:y1="5cm" svg:x2="15.75cm" svg:y2="5cm">
          <text:p/>
        </draw:line>
        <draw:frame draw:name="Computer-Server" draw:style-name="gr2" draw:text-style-name="P2" draw:layer="layout" svg:width="1.588cm" svg:height="3.479cm" svg:x="14.99cm" svg:y="2.771cm">
          <draw:image xlink:href="Pictures/10000001000000A3000001658BE25924.png" xlink:type="simple" xlink:show="embed" xlink:actuate="onLoad" draw:mime-type="image/png">
            <text:p/>
          </draw:image>
        </draw:frame>
        <draw:custom-shape draw:style-name="gr3" draw:text-style-name="P4" draw:layer="layout" svg:width="4.25cm" svg:height="2.5cm" svg:x="9.5cm" svg:y="17.15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6" draw:layer="layout" svg:width="6.269cm" svg:height="0.878cm" svg:x="8.5cm" svg:y="19.622cm">
          <draw:text-box>
            <text:p text:style-name="P5"><text:span text:style-name="T1">2001:4860:4860::8888</text:span></text:p>
          </draw:text-box>
        </draw:frame>
        <draw:g draw:style-name="gr5">
          <draw:frame draw:name="Computer-Laptop-Silver" draw:style-name="gr6" draw:text-style-name="P2" draw:layer="layout" svg:width="3.24cm" svg:height="2.123cm" svg:x="2.808cm" svg:y="11.312cm">
            <draw:image xlink:href="Pictures/10000001000001B9000001218FFFD55D.png" xlink:type="simple" xlink:show="embed" xlink:actuate="onLoad" draw:mime-type="image/png">
              <text:p/>
            </draw:image>
          </draw:frame>
          <draw:frame draw:style-name="gr7" draw:text-style-name="P8" draw:layer="layout" svg:width="3.857cm" svg:height="0.963cm" svg:x="2.5cm" svg:y="13.399cm">
            <draw:text-box>
              <text:p text:style-name="P7"><text:span text:style-name="T1">fd00:1::1</text:span></text:p>
            </draw:text-box>
          </draw:frame>
          <draw:frame draw:style-name="gr8" draw:text-style-name="P9" draw:layer="layout" svg:width="2.75cm" svg:height="0.962cm" svg:x="3.053cm" svg:y="10.5cm">
            <draw:text-box>
              <text:p text:style-name="P3">Host A</text:p>
            </draw:text-box>
          </draw:frame>
        </draw:g>
        <draw:frame draw:style-name="gr9" draw:text-style-name="P9" draw:layer="layout" svg:width="3.25cm" svg:height="0.962cm" svg:x="14.159cm" svg:y="1.788cm">
          <draw:text-box>
            <text:p text:style-name="P3">Servidor</text:p>
          </draw:text-box>
        </draw:frame>
        <draw:g draw:style-name="gr5">
          <draw:frame draw:name="Computer-Laptop-Silver 1" draw:style-name="gr10" draw:text-style-name="P2" draw:layer="layout" svg:width="3.24cm" svg:height="2.123cm" svg:x="2.701cm" svg:y="16.062cm">
            <draw:image xlink:href="Pictures/10000001000001B9000001218FFFD55D.png" xlink:type="simple" xlink:show="embed" xlink:actuate="onLoad" draw:mime-type="image/png">
              <text:p/>
            </draw:image>
          </draw:frame>
          <draw:frame draw:style-name="gr7" draw:text-style-name="P8" draw:layer="layout" svg:width="3.857cm" svg:height="0.963cm" svg:x="2.393cm" svg:y="18.149cm">
            <draw:text-box>
              <text:p text:style-name="P7"><text:span text:style-name="T1">fd00:1::2</text:span></text:p>
            </draw:text-box>
          </draw:frame>
          <draw:frame draw:style-name="gr8" draw:text-style-name="P9" draw:layer="layout" svg:width="2.75cm" svg:height="0.962cm" svg:x="2.946cm" svg:y="15.25cm">
            <draw:text-box>
              <text:p text:style-name="P3">Host B</text:p>
            </draw:text-box>
          </draw:frame>
        </draw:g>
        <draw:g draw:style-name="gr11">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2" draw:text-style-name="P10" draw:layer="layout" svg:width="1.389cm" svg:height="0.891cm" svg:x="7.491cm" svg:y="15.056cm" svg:viewBox="0 0 1390 892" svg:d="M0 892c357 0 1275-420 1366-577 90-158-91-315-182-315 0 225-1184 517-1184 892z">
            <text:p/>
          </draw:path>
          <draw:g draw:style-name="gr5">
            <draw:polygon draw:style-name="gr13" draw:text-style-name="P11" draw:layer="layout" svg:width="1.274cm" svg:height="1.363cm" svg:x="6.15cm" svg:y="14.636cm" svg:viewBox="0 0 1275 1364" draw:points="0,629 0,0 1275,734 1275,1364">
              <text:p/>
            </draw:polygon>
            <draw:polygon draw:style-name="gr14" draw:text-style-name="P12" draw:layer="layout" svg:width="1.273cm" svg:height="1.363cm" svg:x="7.425cm" svg:y="14.636cm" svg:viewBox="0 0 1274 1364" draw:points="0,1364 0,734 1274,0 1274,629">
              <text:p/>
            </draw:polygon>
            <draw:polygon draw:style-name="gr15" draw:text-style-name="P13" draw:layer="layout" svg:width="2.548cm" svg:height="1.468cm" svg:x="6.15cm" svg:y="13.902cm" svg:viewBox="0 0 2549 1469" draw:points="1275,1469 0,734 1275,0 2549,734">
              <text:p/>
            </draw:polygon>
            <draw:polygon draw:style-name="gr16" draw:text-style-name="P14" draw:layer="layout" svg:width="2.548cm" svg:height="2.097cm" svg:x="6.15cm" svg:y="13.902cm" svg:viewBox="0 0 2549 2098" draw:points="0,1364 0,734 1275,0 2549,734 2549,1364 1275,2098">
              <text:p/>
            </draw:polygon>
            <draw:polygon draw:style-name="gr17" draw:text-style-name="P15" draw:layer="layout" svg:width="0.636cm" svg:height="0.366cm" svg:x="6.514cm" svg:y="14.584cm" svg:viewBox="0 0 637 367" draw:points="91,105 547,367 637,315 182,52 272,0 0,0 0,157">
              <text:p/>
            </draw:polygon>
            <draw:polygon draw:style-name="gr18" draw:text-style-name="P15" draw:layer="layout" svg:width="0.636cm" svg:height="0.366cm" svg:x="7.151cm" svg:y="14.636cm" svg:viewBox="0 0 637 367" draw:points="454,315 363,367 637,367 637,210 546,262 91,0 0,52">
              <text:p/>
            </draw:polygon>
            <draw:polygon draw:style-name="gr19" draw:text-style-name="P15" draw:layer="layout" svg:width="0.636cm" svg:height="0.366cm" svg:x="7.061cm" svg:y="14.269cm" svg:viewBox="0 0 637 367" draw:points="91,105 546,367 637,315 182,52 272,0 0,0 0,157">
              <text:p/>
            </draw:polygon>
            <draw:polygon draw:style-name="gr20" draw:text-style-name="P15" draw:layer="layout" svg:width="0.636cm" svg:height="0.366cm" svg:x="7.698cm" svg:y="14.322cm" svg:viewBox="0 0 637 367" draw:points="454,315 363,367 637,367 637,210 546,262 91,0 0,52">
              <text:p/>
            </draw:polygon>
          </draw:g>
        </draw:g>
        <draw:g draw:style-name="gr5">
          <draw:path draw:style-name="gr21" draw:text-style-name="P10" draw:layer="layout" svg:width="0.818cm" svg:height="0.733cm" svg:x="11.931cm" svg:y="15.101cm" svg:viewBox="0 0 819 734" svg:d="M0 734c357 0 819-209 819-419s-14-315-273-315c0 225-546 434-546 734z">
            <text:p/>
          </draw:path>
          <draw:path draw:style-name="gr22" draw:text-style-name="P16" draw:layer="layout" svg:width="2.001cm" svg:height="1.259cm" svg:x="10.476cm" svg:y="14.629cm" svg:viewBox="0 0 2002 1260" svg:d="M2002 0c0 0 0 840-1 629 2 368-431 631-999 631-567 0-1001-263-1002-631 1 1 0-262 0-629 0 367 455 629 1001 629 547 0 1001-262 1001-629z">
            <text:p/>
          </draw:path>
          <draw:path draw:style-name="gr23" draw:text-style-name="P17" draw:layer="layout" svg:width="2cm" svg:height="1.257cm" svg:x="10.475cm" svg:y="14cm" svg:viewBox="0 0 2001 1258" svg:d="M1001 0c567 0 1000 272 1000 629 0 356-433 629-1000 629-568 0-1001-273-1001-629 0-357 433-629 1001-629z">
            <text:p/>
          </draw:path>
          <draw:polygon draw:style-name="gr24" draw:text-style-name="P15" draw:layer="layout" svg:width="0.546cm" svg:height="0.314cm" svg:x="11.567cm" svg:y="14.682cm" svg:viewBox="0 0 547 315" draw:points="273,0 182,52 547,262 455,315 91,105 0,157 0,0">
            <text:p/>
          </draw:polygon>
          <draw:polygon draw:style-name="gr25" draw:text-style-name="P15" draw:layer="layout" svg:width="0.545cm" svg:height="0.314cm" svg:x="10.839cm" svg:y="14.262cm" svg:viewBox="0 0 546 315" draw:points="455,210 546,157 546,315 272,315 363,262 0,52 91,0">
            <text:p/>
          </draw:polygon>
          <draw:polygon draw:style-name="gr26" draw:text-style-name="P15" draw:layer="layout" svg:width="0.546cm" svg:height="0.314cm" svg:x="10.839cm" svg:y="14.682cm" svg:viewBox="0 0 547 315" draw:points="91,210 456,0 547,52 182,262 272,315 0,315 0,157">
            <text:p/>
          </draw:polygon>
          <draw:polygon draw:style-name="gr27" draw:text-style-name="P15" draw:layer="layout" svg:width="0.545cm" svg:height="0.314cm" svg:x="11.567cm" svg:y="14.262cm" svg:viewBox="0 0 546 315" draw:points="363,52 272,0 546,0 546,157 455,105 91,315 0,262">
            <text:p/>
          </draw:polygon>
          <draw:path draw:style-name="gr28" draw:text-style-name="P18" draw:layer="layout" svg:width="2.002cm" svg:height="1.887cm" svg:x="10.475cm" svg:y="14cm" svg:viewBox="0 0 2003 1888" svg:d="M1001 0c567 0 1002 273 1002 629l-1 630c0 367-455 629-1001 629-545 0-1001-262-1001-629 0 0 1-630 0-630 0-357 433-629 1001-629z">
            <text:p/>
          </draw:path>
        </draw:g>
        <draw:g draw:style-name="gr5">
          <draw:frame draw:name="Computer-Laptop-Silver" draw:style-name="gr29" draw:text-style-name="P2" draw:layer="layout" svg:width="3.24cm" svg:height="2.123cm" svg:x="16.508cm" svg:y="11.312cm">
            <draw:image xlink:href="Pictures/10000001000001B9000001218FFFD55D.png" xlink:type="simple" xlink:show="embed" xlink:actuate="onLoad" draw:mime-type="image/png">
              <text:p/>
            </draw:image>
          </draw:frame>
          <draw:frame draw:style-name="gr7" draw:text-style-name="P8" draw:layer="layout" svg:width="3.857cm" svg:height="0.963cm" svg:x="16.2cm" svg:y="13.399cm">
            <draw:text-box>
              <text:p text:style-name="P7"><text:span text:style-name="T1">fd00:2::3</text:span></text:p>
            </draw:text-box>
          </draw:frame>
          <draw:frame draw:style-name="gr8" draw:text-style-name="P9" draw:layer="layout" svg:width="2.75cm" svg:height="0.962cm" svg:x="16.753cm" svg:y="10.5cm">
            <draw:text-box>
              <text:p text:style-name="P3">Host C</text:p>
            </draw:text-box>
          </draw:frame>
        </draw:g>
        <draw:g draw:style-name="gr5">
          <draw:frame draw:name="Computer-Laptop-Silver 1" draw:style-name="gr30" draw:text-style-name="P2" draw:layer="layout" svg:width="3.24cm" svg:height="2.123cm" svg:x="16.401cm" svg:y="16.062cm">
            <draw:image xlink:href="Pictures/10000001000001B9000001218FFFD55D.png" xlink:type="simple" xlink:show="embed" xlink:actuate="onLoad" draw:mime-type="image/png">
              <text:p/>
            </draw:image>
          </draw:frame>
          <draw:frame draw:style-name="gr7" draw:text-style-name="P8" draw:layer="layout" svg:width="3.857cm" svg:height="0.963cm" svg:x="16.093cm" svg:y="18.149cm">
            <draw:text-box>
              <text:p text:style-name="P7"><text:span text:style-name="T1">fd00:2::4</text:span></text:p>
            </draw:text-box>
          </draw:frame>
          <draw:frame draw:style-name="gr8" draw:text-style-name="P9" draw:layer="layout" svg:width="2.75cm" svg:height="0.962cm" svg:x="16.646cm" svg:y="15.25cm">
            <draw:text-box>
              <text:p text:style-name="P3">Host D</text:p>
            </draw:text-box>
          </draw:frame>
        </draw:g>
        <draw:g draw:style-name="gr11">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31" draw:text-style-name="P10" draw:layer="layout" svg:width="1.389cm" svg:height="0.891cm" svg:x="15.391cm" svg:y="15.056cm" svg:viewBox="0 0 1390 892" svg:d="M0 892c357 0 1275-420 1366-577 90-158-91-315-182-315 0 225-1184 517-1184 892z">
            <text:p/>
          </draw:path>
          <draw:g draw:style-name="gr5">
            <draw:polygon draw:style-name="gr32" draw:text-style-name="P11" draw:layer="layout" svg:width="1.274cm" svg:height="1.363cm" svg:x="14.05cm" svg:y="14.636cm" svg:viewBox="0 0 1275 1364" draw:points="0,629 0,0 1275,734 1275,1364">
              <text:p/>
            </draw:polygon>
            <draw:polygon draw:style-name="gr33" draw:text-style-name="P12" draw:layer="layout" svg:width="1.273cm" svg:height="1.363cm" svg:x="15.325cm" svg:y="14.636cm" svg:viewBox="0 0 1274 1364" draw:points="0,1364 0,734 1274,0 1274,629">
              <text:p/>
            </draw:polygon>
            <draw:polygon draw:style-name="gr34" draw:text-style-name="P13" draw:layer="layout" svg:width="2.548cm" svg:height="1.468cm" svg:x="14.05cm" svg:y="13.902cm" svg:viewBox="0 0 2549 1469" draw:points="1275,1469 0,734 1275,0 2549,734">
              <text:p/>
            </draw:polygon>
            <draw:polygon draw:style-name="gr35" draw:text-style-name="P14" draw:layer="layout" svg:width="2.548cm" svg:height="2.097cm" svg:x="14.05cm" svg:y="13.902cm" svg:viewBox="0 0 2549 2098" draw:points="0,1364 0,734 1275,0 2549,734 2549,1364 1275,2098">
              <text:p/>
            </draw:polygon>
            <draw:polygon draw:style-name="gr36" draw:text-style-name="P15" draw:layer="layout" svg:width="0.636cm" svg:height="0.366cm" svg:x="14.414cm" svg:y="14.584cm" svg:viewBox="0 0 637 367" draw:points="91,105 547,367 637,315 182,52 272,0 0,0 0,157">
              <text:p/>
            </draw:polygon>
            <draw:polygon draw:style-name="gr37" draw:text-style-name="P15" draw:layer="layout" svg:width="0.636cm" svg:height="0.366cm" svg:x="15.051cm" svg:y="14.636cm" svg:viewBox="0 0 637 367" draw:points="454,315 363,367 637,367 637,210 546,262 91,0 0,52">
              <text:p/>
            </draw:polygon>
            <draw:polygon draw:style-name="gr38" draw:text-style-name="P15" draw:layer="layout" svg:width="0.636cm" svg:height="0.366cm" svg:x="14.961cm" svg:y="14.269cm" svg:viewBox="0 0 637 367" draw:points="91,105 546,367 637,315 182,52 272,0 0,0 0,157">
              <text:p/>
            </draw:polygon>
            <draw:polygon draw:style-name="gr39" draw:text-style-name="P15" draw:layer="layout" svg:width="0.636cm" svg:height="0.366cm" svg:x="15.598cm" svg:y="14.322cm" svg:viewBox="0 0 637 367" draw:points="454,315 363,367 637,367 637,210 546,262 91,0 0,52">
              <text:p/>
            </draw:polygon>
          </draw:g>
        </draw:g>
        <draw:frame draw:style-name="gr40" draw:text-style-name="P19" draw:layer="layout" svg:width="3.493cm" svg:height="0.879cm" svg:x="8.157cm" svg:y="13.25cm">
          <draw:text-box>
            <text:p><text:span text:style-name="T1">fd00:1::254</text:span></text:p>
          </draw:text-box>
        </draw:frame>
        <draw:frame draw:style-name="gr8" draw:text-style-name="P20" draw:layer="layout" svg:width="2.25cm" svg:height="0.962cm" svg:x="7.5cm" svg:y="11.288cm">
          <draw:text-box>
            <text:p>LAN1</text:p>
          </draw:text-box>
        </draw:frame>
        <draw:frame draw:style-name="gr8" draw:text-style-name="P20" draw:layer="layout" svg:width="2.25cm" svg:height="0.962cm" svg:x="13cm" svg:y="11.288cm">
          <draw:text-box>
            <text:p>LAN2</text:p>
          </draw:text-box>
        </draw:frame>
        <draw:frame draw:style-name="gr40" draw:text-style-name="P19" draw:layer="layout" svg:width="3.493cm" svg:height="0.879cm" svg:x="12.158cm" svg:y="13.251cm">
          <draw:text-box>
            <text:p><text:span text:style-name="T1">fd00:2::254</text:span></text:p>
          </draw:text-box>
        </draw:frame>
      </draw:page>
      <draw:page draw:name="page2" draw:style-name="dp1" draw:master-page-name="Padrão">
        <draw:line draw:style-name="gr1" draw:text-style-name="P1" draw:layer="layout" svg:x1="11.5cm" svg:y1="14.75cm" svg:x2="11.5cm" svg:y2="17.75cm">
          <text:p/>
        </draw:line>
        <draw:line draw:style-name="gr1" draw:text-style-name="P1" draw:layer="layout" svg:x1="7.5cm" svg:y1="15cm" svg:x2="15.75cm" svg:y2="15cm">
          <text:p/>
        </draw:line>
        <draw:line draw:style-name="gr1" draw:text-style-name="P1" draw:layer="layout" svg:x1="5cm" svg:y1="12.75cm" svg:x2="7.5cm" svg:y2="14.75cm">
          <text:p/>
        </draw:line>
        <draw:line draw:style-name="gr1" draw:text-style-name="P1" draw:layer="layout" svg:x1="4.75cm" svg:y1="17cm" svg:x2="7.5cm" svg:y2="14.75cm">
          <text:p/>
        </draw:line>
        <draw:line draw:style-name="gr1" draw:text-style-name="P1" draw:layer="layout" svg:x1="18cm" svg:y1="12.25cm" svg:x2="15.25cm" svg:y2="14.5cm">
          <text:p/>
        </draw:line>
        <draw:line draw:style-name="gr1" draw:text-style-name="P1" draw:layer="layout" svg:x1="17.75cm" svg:y1="17cm" svg:x2="15.25cm" svg:y2="14.75cm">
          <text:p/>
        </draw:line>
        <draw:custom-shape draw:style-name="gr3" draw:text-style-name="P4" draw:layer="layout" svg:width="4.25cm" svg:height="2.5cm" svg:x="9.5cm" svg:y="17.15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6" draw:layer="layout" svg:width="6.269cm" svg:height="0.878cm" svg:x="8.5cm" svg:y="19.622cm">
          <draw:text-box>
            <text:p text:style-name="P5"><text:span text:style-name="T1">2001:4860:4860::8888</text:span></text:p>
          </draw:text-box>
        </draw:frame>
        <draw:g draw:style-name="gr5">
          <draw:frame draw:name="Computer-Laptop-Silver" draw:style-name="gr41" draw:text-style-name="P2" draw:layer="layout" svg:width="3.24cm" svg:height="2.123cm" svg:x="2.808cm" svg:y="11.312cm">
            <draw:image xlink:href="Pictures/10000001000001B9000001218FFFD55D.png" xlink:type="simple" xlink:show="embed" xlink:actuate="onLoad" draw:mime-type="image/png">
              <text:p/>
            </draw:image>
          </draw:frame>
          <draw:frame draw:style-name="gr7" draw:text-style-name="P8" draw:layer="layout" svg:width="3.857cm" svg:height="0.963cm" svg:x="2.5cm" svg:y="13.399cm">
            <draw:text-box>
              <text:p text:style-name="P7"><text:span text:style-name="T1">fe80::1</text:span></text:p>
            </draw:text-box>
          </draw:frame>
          <draw:frame draw:style-name="gr8" draw:text-style-name="P9" draw:layer="layout" svg:width="2.75cm" svg:height="0.962cm" svg:x="3.053cm" svg:y="10.5cm">
            <draw:text-box>
              <text:p text:style-name="P3">Host A</text:p>
            </draw:text-box>
          </draw:frame>
        </draw:g>
        <draw:g draw:style-name="gr5">
          <draw:frame draw:name="Computer-Laptop-Silver 1" draw:style-name="gr42" draw:text-style-name="P2" draw:layer="layout" svg:width="3.24cm" svg:height="2.123cm" svg:x="2.701cm" svg:y="16.062cm">
            <draw:image xlink:href="Pictures/10000001000001B9000001218FFFD55D.png" xlink:type="simple" xlink:show="embed" xlink:actuate="onLoad" draw:mime-type="image/png">
              <text:p/>
            </draw:image>
          </draw:frame>
          <draw:frame draw:style-name="gr7" draw:text-style-name="P8" draw:layer="layout" svg:width="3.857cm" svg:height="0.963cm" svg:x="2.393cm" svg:y="18.149cm">
            <draw:text-box>
              <text:p text:style-name="P7"><text:span text:style-name="T1">fe80::2</text:span></text:p>
            </draw:text-box>
          </draw:frame>
          <draw:frame draw:style-name="gr8" draw:text-style-name="P9" draw:layer="layout" svg:width="2.75cm" svg:height="0.962cm" svg:x="2.946cm" svg:y="15.25cm">
            <draw:text-box>
              <text:p text:style-name="P3">Host B</text:p>
            </draw:text-box>
          </draw:frame>
        </draw:g>
        <draw:g draw:style-name="gr11">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43" draw:text-style-name="P10" draw:layer="layout" svg:width="1.389cm" svg:height="0.891cm" svg:x="7.491cm" svg:y="15.056cm" svg:viewBox="0 0 1390 892" svg:d="M0 892c357 0 1275-420 1366-577 90-158-91-315-182-315 0 225-1184 517-1184 892z">
            <text:p/>
          </draw:path>
          <draw:g draw:style-name="gr5">
            <draw:polygon draw:style-name="gr44" draw:text-style-name="P11" draw:layer="layout" svg:width="1.274cm" svg:height="1.363cm" svg:x="6.15cm" svg:y="14.636cm" svg:viewBox="0 0 1275 1364" draw:points="0,629 0,0 1275,734 1275,1364">
              <text:p/>
            </draw:polygon>
            <draw:polygon draw:style-name="gr45" draw:text-style-name="P12" draw:layer="layout" svg:width="1.273cm" svg:height="1.363cm" svg:x="7.425cm" svg:y="14.636cm" svg:viewBox="0 0 1274 1364" draw:points="0,1364 0,734 1274,0 1274,629">
              <text:p/>
            </draw:polygon>
            <draw:polygon draw:style-name="gr46" draw:text-style-name="P13" draw:layer="layout" svg:width="2.548cm" svg:height="1.468cm" svg:x="6.15cm" svg:y="13.902cm" svg:viewBox="0 0 2549 1469" draw:points="1275,1469 0,734 1275,0 2549,734">
              <text:p/>
            </draw:polygon>
            <draw:polygon draw:style-name="gr47" draw:text-style-name="P14" draw:layer="layout" svg:width="2.548cm" svg:height="2.097cm" svg:x="6.15cm" svg:y="13.902cm" svg:viewBox="0 0 2549 2098" draw:points="0,1364 0,734 1275,0 2549,734 2549,1364 1275,2098">
              <text:p/>
            </draw:polygon>
            <draw:polygon draw:style-name="gr48" draw:text-style-name="P15" draw:layer="layout" svg:width="0.636cm" svg:height="0.366cm" svg:x="6.514cm" svg:y="14.584cm" svg:viewBox="0 0 637 367" draw:points="91,105 547,367 637,315 182,52 272,0 0,0 0,157">
              <text:p/>
            </draw:polygon>
            <draw:polygon draw:style-name="gr49" draw:text-style-name="P15" draw:layer="layout" svg:width="0.636cm" svg:height="0.366cm" svg:x="7.151cm" svg:y="14.636cm" svg:viewBox="0 0 637 367" draw:points="454,315 363,367 637,367 637,210 546,262 91,0 0,52">
              <text:p/>
            </draw:polygon>
            <draw:polygon draw:style-name="gr50" draw:text-style-name="P15" draw:layer="layout" svg:width="0.636cm" svg:height="0.366cm" svg:x="7.061cm" svg:y="14.269cm" svg:viewBox="0 0 637 367" draw:points="91,105 546,367 637,315 182,52 272,0 0,0 0,157">
              <text:p/>
            </draw:polygon>
            <draw:polygon draw:style-name="gr51" draw:text-style-name="P15" draw:layer="layout" svg:width="0.636cm" svg:height="0.366cm" svg:x="7.698cm" svg:y="14.322cm" svg:viewBox="0 0 637 367" draw:points="454,315 363,367 637,367 637,210 546,262 91,0 0,52">
              <text:p/>
            </draw:polygon>
          </draw:g>
        </draw:g>
        <draw:g draw:style-name="gr5">
          <draw:path draw:style-name="gr52" draw:text-style-name="P10" draw:layer="layout" svg:width="0.818cm" svg:height="0.733cm" svg:x="11.931cm" svg:y="15.101cm" svg:viewBox="0 0 819 734" svg:d="M0 734c357 0 819-209 819-419s-14-315-273-315c0 225-546 434-546 734z">
            <text:p/>
          </draw:path>
          <draw:path draw:style-name="gr53" draw:text-style-name="P16" draw:layer="layout" svg:width="2.001cm" svg:height="1.259cm" svg:x="10.476cm" svg:y="14.629cm" svg:viewBox="0 0 2002 1260" svg:d="M2002 0c0 0 0 840-1 629 2 368-431 631-999 631-567 0-1001-263-1002-631 1 1 0-262 0-629 0 367 455 629 1001 629 547 0 1001-262 1001-629z">
            <text:p/>
          </draw:path>
          <draw:path draw:style-name="gr54" draw:text-style-name="P17" draw:layer="layout" svg:width="2cm" svg:height="1.257cm" svg:x="10.475cm" svg:y="14cm" svg:viewBox="0 0 2001 1258" svg:d="M1001 0c567 0 1000 272 1000 629 0 356-433 629-1000 629-568 0-1001-273-1001-629 0-357 433-629 1001-629z">
            <text:p/>
          </draw:path>
          <draw:polygon draw:style-name="gr55" draw:text-style-name="P15" draw:layer="layout" svg:width="0.546cm" svg:height="0.314cm" svg:x="11.567cm" svg:y="14.682cm" svg:viewBox="0 0 547 315" draw:points="273,0 182,52 547,262 455,315 91,105 0,157 0,0">
            <text:p/>
          </draw:polygon>
          <draw:polygon draw:style-name="gr56" draw:text-style-name="P15" draw:layer="layout" svg:width="0.545cm" svg:height="0.314cm" svg:x="10.839cm" svg:y="14.262cm" svg:viewBox="0 0 546 315" draw:points="455,210 546,157 546,315 272,315 363,262 0,52 91,0">
            <text:p/>
          </draw:polygon>
          <draw:polygon draw:style-name="gr57" draw:text-style-name="P15" draw:layer="layout" svg:width="0.546cm" svg:height="0.314cm" svg:x="10.839cm" svg:y="14.682cm" svg:viewBox="0 0 547 315" draw:points="91,210 456,0 547,52 182,262 272,315 0,315 0,157">
            <text:p/>
          </draw:polygon>
          <draw:polygon draw:style-name="gr58" draw:text-style-name="P15" draw:layer="layout" svg:width="0.545cm" svg:height="0.314cm" svg:x="11.567cm" svg:y="14.262cm" svg:viewBox="0 0 546 315" draw:points="363,52 272,0 546,0 546,157 455,105 91,315 0,262">
            <text:p/>
          </draw:polygon>
          <draw:path draw:style-name="gr59" draw:text-style-name="P18" draw:layer="layout" svg:width="2.002cm" svg:height="1.887cm" svg:x="10.475cm" svg:y="14cm" svg:viewBox="0 0 2003 1888" svg:d="M1001 0c567 0 1002 273 1002 629l-1 630c0 367-455 629-1001 629-545 0-1001-262-1001-629 0 0 1-630 0-630 0-357 433-629 1001-629z">
            <text:p/>
          </draw:path>
        </draw:g>
        <draw:g draw:style-name="gr5">
          <draw:frame draw:name="Computer-Laptop-Silver" draw:style-name="gr60" draw:text-style-name="P2" draw:layer="layout" svg:width="3.24cm" svg:height="2.123cm" svg:x="16.508cm" svg:y="11.312cm">
            <draw:image xlink:href="Pictures/10000001000001B9000001218FFFD55D.png" xlink:type="simple" xlink:show="embed" xlink:actuate="onLoad" draw:mime-type="image/png">
              <text:p/>
            </draw:image>
          </draw:frame>
          <draw:frame draw:style-name="gr7" draw:text-style-name="P8" draw:layer="layout" svg:width="3.857cm" svg:height="0.963cm" svg:x="16.2cm" svg:y="13.399cm">
            <draw:text-box>
              <text:p text:style-name="P7"><text:span text:style-name="T1">fe80::1</text:span></text:p>
            </draw:text-box>
          </draw:frame>
          <draw:frame draw:style-name="gr8" draw:text-style-name="P9" draw:layer="layout" svg:width="2.75cm" svg:height="0.962cm" svg:x="16.753cm" svg:y="10.5cm">
            <draw:text-box>
              <text:p text:style-name="P3">Host C</text:p>
            </draw:text-box>
          </draw:frame>
        </draw:g>
        <draw:g draw:style-name="gr5">
          <draw:frame draw:name="Computer-Laptop-Silver 1" draw:style-name="gr61" draw:text-style-name="P2" draw:layer="layout" svg:width="3.24cm" svg:height="2.123cm" svg:x="16.401cm" svg:y="16.062cm">
            <draw:image xlink:href="Pictures/10000001000001B9000001218FFFD55D.png" xlink:type="simple" xlink:show="embed" xlink:actuate="onLoad" draw:mime-type="image/png">
              <text:p/>
            </draw:image>
          </draw:frame>
          <draw:frame draw:style-name="gr7" draw:text-style-name="P8" draw:layer="layout" svg:width="3.857cm" svg:height="0.963cm" svg:x="16.093cm" svg:y="18.149cm">
            <draw:text-box>
              <text:p text:style-name="P7"><text:span text:style-name="T1">fe80::2</text:span></text:p>
            </draw:text-box>
          </draw:frame>
          <draw:frame draw:style-name="gr8" draw:text-style-name="P9" draw:layer="layout" svg:width="2.75cm" svg:height="0.962cm" svg:x="16.646cm" svg:y="15.25cm">
            <draw:text-box>
              <text:p text:style-name="P3">Host D</text:p>
            </draw:text-box>
          </draw:frame>
        </draw:g>
        <draw:g draw:style-name="gr11">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62" draw:text-style-name="P10" draw:layer="layout" svg:width="1.389cm" svg:height="0.891cm" svg:x="15.391cm" svg:y="15.056cm" svg:viewBox="0 0 1390 892" svg:d="M0 892c357 0 1275-420 1366-577 90-158-91-315-182-315 0 225-1184 517-1184 892z">
            <text:p/>
          </draw:path>
          <draw:g draw:style-name="gr5">
            <draw:polygon draw:style-name="gr63" draw:text-style-name="P11" draw:layer="layout" svg:width="1.274cm" svg:height="1.363cm" svg:x="14.05cm" svg:y="14.636cm" svg:viewBox="0 0 1275 1364" draw:points="0,629 0,0 1275,734 1275,1364">
              <text:p/>
            </draw:polygon>
            <draw:polygon draw:style-name="gr64" draw:text-style-name="P12" draw:layer="layout" svg:width="1.273cm" svg:height="1.363cm" svg:x="15.325cm" svg:y="14.636cm" svg:viewBox="0 0 1274 1364" draw:points="0,1364 0,734 1274,0 1274,629">
              <text:p/>
            </draw:polygon>
            <draw:polygon draw:style-name="gr65" draw:text-style-name="P13" draw:layer="layout" svg:width="2.548cm" svg:height="1.468cm" svg:x="14.05cm" svg:y="13.902cm" svg:viewBox="0 0 2549 1469" draw:points="1275,1469 0,734 1275,0 2549,734">
              <text:p/>
            </draw:polygon>
            <draw:polygon draw:style-name="gr66" draw:text-style-name="P14" draw:layer="layout" svg:width="2.548cm" svg:height="2.097cm" svg:x="14.05cm" svg:y="13.902cm" svg:viewBox="0 0 2549 2098" draw:points="0,1364 0,734 1275,0 2549,734 2549,1364 1275,2098">
              <text:p/>
            </draw:polygon>
            <draw:polygon draw:style-name="gr67" draw:text-style-name="P15" draw:layer="layout" svg:width="0.636cm" svg:height="0.366cm" svg:x="14.414cm" svg:y="14.584cm" svg:viewBox="0 0 637 367" draw:points="91,105 547,367 637,315 182,52 272,0 0,0 0,157">
              <text:p/>
            </draw:polygon>
            <draw:polygon draw:style-name="gr68" draw:text-style-name="P15" draw:layer="layout" svg:width="0.636cm" svg:height="0.366cm" svg:x="15.051cm" svg:y="14.636cm" svg:viewBox="0 0 637 367" draw:points="454,315 363,367 637,367 637,210 546,262 91,0 0,52">
              <text:p/>
            </draw:polygon>
            <draw:polygon draw:style-name="gr69" draw:text-style-name="P15" draw:layer="layout" svg:width="0.636cm" svg:height="0.366cm" svg:x="14.961cm" svg:y="14.269cm" svg:viewBox="0 0 637 367" draw:points="91,105 546,367 637,315 182,52 272,0 0,0 0,157">
              <text:p/>
            </draw:polygon>
            <draw:polygon draw:style-name="gr70" draw:text-style-name="P15" draw:layer="layout" svg:width="0.636cm" svg:height="0.366cm" svg:x="15.598cm" svg:y="14.322cm" svg:viewBox="0 0 637 367" draw:points="454,315 363,367 637,367 637,210 546,262 91,0 0,52">
              <text:p/>
            </draw:polygon>
          </draw:g>
        </draw:g>
        <draw:frame draw:style-name="gr40" draw:text-style-name="P19" draw:layer="layout" svg:width="3.493cm" svg:height="0.879cm" svg:x="8.157cm" svg:y="13.25cm">
          <draw:text-box>
            <text:p><text:span text:style-name="T1">fe80:254</text:span></text:p>
          </draw:text-box>
        </draw:frame>
        <draw:frame draw:style-name="gr8" draw:text-style-name="P20" draw:layer="layout" svg:width="2.25cm" svg:height="0.962cm" svg:x="7.5cm" svg:y="11.288cm">
          <draw:text-box>
            <text:p>LAN1</text:p>
          </draw:text-box>
        </draw:frame>
        <draw:frame draw:style-name="gr8" draw:text-style-name="P20" draw:layer="layout" svg:width="2.25cm" svg:height="0.962cm" svg:x="13cm" svg:y="11.288cm">
          <draw:text-box>
            <text:p>LAN2</text:p>
          </draw:text-box>
        </draw:frame>
        <draw:frame draw:style-name="gr40" draw:text-style-name="P19" draw:layer="layout" svg:width="3.493cm" svg:height="0.879cm" svg:x="12.158cm" svg:y="13.251cm">
          <draw:text-box>
            <text:p><text:span text:style-name="T1">fe80::254</text:span></text:p>
          </draw:text-box>
        </draw:frame>
        <draw:line draw:style-name="gr1" draw:text-style-name="P1" draw:layer="layout" svg:x1="3cm" svg:y1="25cm" svg:x2="12.25cm" svg:y2="25cm">
          <text:p/>
        </draw:line>
        <draw:g draw:style-name="gr5">
          <draw:frame draw:name="Computer-Laptop-Silver" draw:style-name="gr71" draw:text-style-name="P2" draw:layer="layout" svg:width="3.24cm" svg:height="2.123cm" svg:x="0.951cm" svg:y="23.7cm">
            <draw:image xlink:href="Pictures/10000001000001B9000001218FFFD55D.png" xlink:type="simple" xlink:show="embed" xlink:actuate="onLoad" draw:mime-type="image/png">
              <text:p/>
            </draw:image>
          </draw:frame>
          <draw:frame draw:style-name="gr7" draw:text-style-name="P8" draw:layer="layout" svg:width="3.857cm" svg:height="0.963cm" svg:x="0.643cm" svg:y="25.787cm">
            <draw:text-box>
              <text:p text:style-name="P7"><text:span text:style-name="T1">::1</text:span></text:p>
            </draw:text-box>
          </draw:frame>
          <draw:frame draw:style-name="gr8" draw:text-style-name="P9" draw:layer="layout" svg:width="2.75cm" svg:height="0.962cm" svg:x="1.196cm" svg:y="22.888cm">
            <draw:text-box>
              <text:p text:style-name="P3">Host A</text:p>
            </draw:text-box>
          </draw:frame>
        </draw:g>
        <draw:g draw:style-name="gr5">
          <draw:frame draw:name="Computer-Laptop-Silver 1" draw:style-name="gr72" draw:text-style-name="P2" draw:layer="layout" svg:width="3.24cm" svg:height="2.123cm" svg:x="10.451cm" svg:y="23.812cm">
            <draw:image xlink:href="Pictures/10000001000001B9000001218FFFD55D.png" xlink:type="simple" xlink:show="embed" xlink:actuate="onLoad" draw:mime-type="image/png">
              <text:p/>
            </draw:image>
          </draw:frame>
          <draw:frame draw:style-name="gr7" draw:text-style-name="P8" draw:layer="layout" svg:width="3.857cm" svg:height="0.963cm" svg:x="10.143cm" svg:y="25.899cm">
            <draw:text-box>
              <text:p text:style-name="P7"><text:span text:style-name="T1">::1</text:span></text:p>
            </draw:text-box>
          </draw:frame>
          <draw:frame draw:style-name="gr8" draw:text-style-name="P9" draw:layer="layout" svg:width="2.75cm" svg:height="0.962cm" svg:x="10.696cm" svg:y="23cm">
            <draw:text-box>
              <text:p text:style-name="P3">Host B</text:p>
            </draw:text-box>
          </draw:frame>
        </draw:g>
        <draw:g draw:style-name="gr11">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73" draw:text-style-name="P10" draw:layer="layout" svg:width="1.389cm" svg:height="0.891cm" svg:x="7.11cm" svg:y="25.404cm" svg:viewBox="0 0 1390 892" svg:d="M0 892c357 0 1275-420 1366-577 90-158-91-315-182-315 0 225-1184 517-1184 892z">
            <text:p/>
          </draw:path>
          <draw:g draw:style-name="gr5">
            <draw:polygon draw:style-name="gr74" draw:text-style-name="P11" draw:layer="layout" svg:width="1.274cm" svg:height="1.363cm" svg:x="5.769cm" svg:y="24.984cm" svg:viewBox="0 0 1275 1364" draw:points="0,629 0,0 1275,734 1275,1364">
              <text:p/>
            </draw:polygon>
            <draw:polygon draw:style-name="gr75" draw:text-style-name="P12" draw:layer="layout" svg:width="1.273cm" svg:height="1.363cm" svg:x="7.044cm" svg:y="24.984cm" svg:viewBox="0 0 1274 1364" draw:points="0,1364 0,734 1274,0 1274,629">
              <text:p/>
            </draw:polygon>
            <draw:polygon draw:style-name="gr76" draw:text-style-name="P13" draw:layer="layout" svg:width="2.548cm" svg:height="1.468cm" svg:x="5.769cm" svg:y="24.25cm" svg:viewBox="0 0 2549 1469" draw:points="1275,1469 0,734 1275,0 2549,734">
              <text:p/>
            </draw:polygon>
            <draw:polygon draw:style-name="gr77" draw:text-style-name="P14" draw:layer="layout" svg:width="2.548cm" svg:height="2.097cm" svg:x="5.769cm" svg:y="24.25cm" svg:viewBox="0 0 2549 2098" draw:points="0,1364 0,734 1275,0 2549,734 2549,1364 1275,2098">
              <text:p/>
            </draw:polygon>
            <draw:polygon draw:style-name="gr78" draw:text-style-name="P15" draw:layer="layout" svg:width="0.636cm" svg:height="0.366cm" svg:x="6.133cm" svg:y="24.932cm" svg:viewBox="0 0 637 367" draw:points="91,105 547,367 637,315 182,52 272,0 0,0 0,157">
              <text:p/>
            </draw:polygon>
            <draw:polygon draw:style-name="gr79" draw:text-style-name="P15" draw:layer="layout" svg:width="0.636cm" svg:height="0.366cm" svg:x="6.77cm" svg:y="24.984cm" svg:viewBox="0 0 637 367" draw:points="454,315 363,367 637,367 637,210 546,262 91,0 0,52">
              <text:p/>
            </draw:polygon>
            <draw:polygon draw:style-name="gr80" draw:text-style-name="P15" draw:layer="layout" svg:width="0.636cm" svg:height="0.366cm" svg:x="6.68cm" svg:y="24.617cm" svg:viewBox="0 0 637 367" draw:points="91,105 546,367 637,315 182,52 272,0 0,0 0,157">
              <text:p/>
            </draw:polygon>
            <draw:polygon draw:style-name="gr81" draw:text-style-name="P15" draw:layer="layout" svg:width="0.636cm" svg:height="0.366cm" svg:x="7.317cm" svg:y="24.67cm" svg:viewBox="0 0 637 367" draw:points="454,315 363,367 637,367 637,210 546,262 91,0 0,52">
              <text:p/>
            </draw:polygon>
          </draw:g>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微软雅黑" svg:font-family="微软雅黑"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RT_20_Light_20_Axial_20_H" draw:display-name="VRT Light Axial H" draw:style="axial" draw:start-color="#7fb9dd" draw:end-color="#0073bc" draw:start-intensity="100%" draw:end-intensity="100%" draw:angle="180deg" draw:border="0%">
      <loext:gradient-stop svg:offset="0" loext:color-type="rgb" loext:color-value="#7fb9dd"/>
      <loext:gradient-stop svg:offset="1" loext:color-type="rgb" loext:color-value="#0073bc"/>
    </draw:gradient>
    <draw:gradient draw:name="VRT_20_Light_20_Linear_20_L" draw:display-name="VRT Light Linear L" draw:style="linear" draw:start-color="#0073bc" draw:end-color="#7fb9dd" draw:start-intensity="100%" draw:end-intensity="100%" draw:angle="180deg" draw:border="10%">
      <loext:gradient-stop svg:offset="0" loext:color-type="rgb" loext:color-value="#0073bc"/>
      <loext:gradient-stop svg:offset="1" loext:color-type="rgb" loext:color-value="#7fb9dd"/>
    </draw:gradient>
    <draw:gradient draw:name="VRT_20_Light_20_Linear_20_T" draw:display-name="VRT Light Linear T" draw:style="linear" draw:start-color="#0073bc" draw:end-color="#7fb9dd" draw:start-intensity="100%" draw:end-intensity="100%" draw:angle="0deg" draw:border="10%">
      <loext:gradient-stop svg:offset="0" loext:color-type="rgb" loext:color-value="#0073bc"/>
      <loext:gradient-stop svg:offset="1" loext:color-type="rgb" loext:color-value="#7fb9dd"/>
    </draw:gradient>
    <draw:gradient draw:name="VRT_20_Light_20_Square_20_BR" draw:display-name="VRT Light Square BR" draw:style="square" draw:cx="30%" draw:cy="30%" draw:start-color="#0073bc" draw:end-color="#7fb9dd" draw:start-intensity="100%" draw:end-intensity="100%" draw:angle="0deg" draw:border="0%">
      <loext:gradient-stop svg:offset="0" loext:color-type="rgb" loext:color-value="#0073bc"/>
      <loext:gradient-stop svg:offset="1" loext:color-type="rgb" loext:color-value="#7fb9dd"/>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6T10:10:21.378089077</meta:creation-date>
    <dc:date>2025-11-06T14:57:03.092877633</dc:date>
    <meta:editing-duration>PT13M29S</meta:editing-duration>
    <meta:editing-cycles>2</meta:editing-cycles>
    <meta:generator>LibreOffice/25.8.2.2$Linux_X86_64 LibreOffice_project/580$Build-2</meta:generator>
    <meta:document-statistic meta:object-count="141"/>
  </office:meta>
</office:document-meta>
</file>